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writerTransformer.getConf( String 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Rewrit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iableRewriterTransformer.split( String str , String del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RewriterTransform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Rewriter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RewriterTransfor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RewriterTransforme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riableRewriterTransformer.characters( char [ ] p0 , int p1 , int p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riableRewriterTransformer.getLinkAttr( Attributes oldAttrs , int linkIndex , String scheme , String add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riableRewriterTransformer.startTransformingElement( String uri , String name , String raw , Attributes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VariableRewriterTransformer.VariableRewrit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